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styles.xml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text-properties style:font-name="Times New Roman" fo:font-style="normal" style:font-name-asian="Times New Roman" style:font-style-asian="normal" style:font-name-complex="Times New Roman" style:font-style-complex="normal"/>
    </style:style>
    <style:style style:name="P2" style:family="paragraph" style:parent-style-name="Text_20_body">
      <style:text-properties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3" style:family="paragraph" style:parent-style-name="Text_20_body">
      <style:text-properties fo:font-style="normal" style:font-style-asian="normal" style:font-style-complex="normal"/>
    </style:style>
    <style:style style:name="P4" style:family="paragraph" style:parent-style-name="Text_20_body">
      <style:text-properties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style="normal" style:font-style-asian="normal" style:font-style-complex="normal"/>
    </style:style>
    <style:style style:name="T4" style:family="text">
      <style:text-properties style:text-position="super 58%" style:font-name="Times New Roman" fo:font-style="normal" style:font-name-asian="Times New Roman" style:font-style-asian="normal" style:font-name-complex="Times New Roman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Times New Roman" fo:font-style="normal" style:font-name-asian="Times New Roman" style:font-style-asian="normal" style:font-name-complex="Times New Roman" style:font-style-complex="normal"/>
    </style:style>
    <style:style style:name="T11" style:family="text">
      <style:text-properties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style="italic" style:font-style-asian="italic" style:font-style-complex="italic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dvanced Math: Notes on Lessons 106-109</text:p>
      <text:p text:style-name="Subtitle">David A. Wheeler, 2008-03-11</text:p>
      <text:h text:style-name="Heading_20_1" text:outline-level="1">Lesson 106: Translations of Conic Sections / Equations of the Ellipse / Equations of the Hyperbola</text:h>
      <text:p text:style-name="Text_20_body">If you want to translate (move without rotation) some equation to center on (h,k) instead of (0,0), just replace x with “x-h” and y with “y-k”. <text:s/>Since a circle of radius r centered at (0,0) has the equation:</text:p>
      <text:p text:style-name="Text_20_body"><text:tab/>x<text:span text:style-name="T2">2</text:span> + y<text:span text:style-name="T2">2</text:span> = r<text:span text:style-name="T2">2</text:span></text:p>
      <text:p text:style-name="Text_20_body">The equation of a circle of radius r centered at some arbitrary point (h,k) is:</text:p>
      <text:p text:style-name="Text_20_body"><text:tab/>(x-h)<text:span text:style-name="T2">2</text:span> + (y-k)<text:span text:style-name="T2">2</text:span> = r<text:span text:style-name="T2">2</text:span></text:p>
      <text:p text:style-name="Text_20_body">An ellipse centered at the origin is:</text:p>
      <text:p text:style-name="Text_20_body"><draw:frame draw:style-name="fr1" draw:name="Object4" text:anchor-type="as-char" svg:width="0.7992in" svg:height="0.440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So translating that ellipse to center on (h,k) produces:</text:p>
      <text:p text:style-name="Text_20_body"><draw:frame draw:style-name="fr1" draw:name="Object5" text:anchor-type="as-char" svg:width="1.4783in" svg:height="0.448in" draw:z-index="1"><draw:object xlink:href="./Object 5" xlink:type="simple" xlink:show="embed" xlink:actuate="onLoad"/><draw:image xlink:href="./ObjectReplacements/Object 5" xlink:type="simple" xlink:show="embed" xlink:actuate="onLoad"/></draw:frame></text:p>
      <text:p text:style-name="Text_20_body">Remember, our convention is to label “a” as whatever the larger value is. <text:s/>If it’s under the x-term, it will have a horizontal major axis. <text:s/>But the horizontal and vertical major axis have the same form.</text:p>
      <text:p text:style-name="Text_20_body">Similarly, a hyperbola translated so it’s centered on (h,k) produces:</text:p>
      <text:p text:style-name="Text_20_body"><draw:frame draw:style-name="fr1" draw:name="Object7" text:anchor-type="as-char" svg:width="1.4783in" svg:height="0.448in" draw:z-index="2"><draw:object xlink:href="./Object 7" xlink:type="simple" xlink:show="embed" xlink:actuate="onLoad"/><draw:image xlink:href="./ObjectReplacements/Object 7" xlink:type="simple" xlink:show="embed" xlink:actuate="onLoad"/></draw:frame></text:p>
      <text:p text:style-name="Text_20_body"/>
      <text:p text:style-name="Text_20_body">Sometimes you’ll have an equation in this form instead:</text:p>
      <text:p text:style-name="Text_20_body"><text:tab/>Ax<text:span text:style-name="T2">2</text:span> + Bxy + Cy<text:span text:style-name="T2">2</text:span> +Dx +Ey + F = 0</text:p>
      <text:p text:style-name="Text_20_body">To find information such as where it’s centered, you’ll need to complete the square to transform it back to the (x-h,y-k) format (above). <text:s/>Once you get there, you’ll know what it is (ellipse, hyperbola, etc.), as well as where it’s centered. <text:s/>Here’s an example of doing this:</text:p>
      <text:p text:style-name="Text_20_body"><draw:frame draw:style-name="fr1" draw:name="Object8" text:anchor-type="as-char" svg:width="6.3791in" svg:height="2.0465in" draw:z-index="3"><draw:object xlink:href="./Object 8" xlink:type="simple" xlink:show="embed" xlink:actuate="onLoad"/><draw:image xlink:href="./ObjectReplacements/Object 8" xlink:type="simple" xlink:show="embed" xlink:actuate="onLoad"/></draw:frame></text:p>
      <text:h text:style-name="Heading_20_1" text:outline-level="1"><text:soft-page-break/>Lesson 107: Convergent Geometric Series (and hints at “limit”)</text:h>
      <text:p text:style-name="Text_20_body">As noted in lesson 104, you can compute a geometric series (a sum of the elements of a geometric sequence) this way:</text:p>
      <text:p text:style-name="Text_20_body"><draw:frame draw:style-name="fr1" draw:name="Object9" text:anchor-type="as-char" svg:width="3.5283in" svg:height="1.7902in" draw:z-index="4"><draw:object xlink:href="./Object 9" xlink:type="simple" xlink:show="embed" xlink:actuate="onLoad"/><draw:image xlink:href="./ObjectReplacements/Object 9" xlink:type="simple" xlink:show="embed" xlink:actuate="onLoad"/></draw:frame></text:p>
      <text:p text:style-name="Text_20_body">But imagine that r<text:span text:style-name="T2">n</text:span> is very close to zero; if that’s so, then 1-r<text:span text:style-name="T2">n</text:span> will be very close to 1. <text:s/>In fact, as <text:s/>r<text:span text:style-name="T2">n</text:span> gets closer to zero; the expression 1-r<text:span text:style-name="T2">n</text:span> will get closer to 1. <text:s/>This means that<text:span text:style-name="T5"> </text:span><text:span text:style-name="T8">the </text:span><text:span text:style-name="T5">limit</text:span><text:span text:style-name="T8"> of 1-r</text:span><text:span text:style-name="T3">n</text:span><text:span text:style-name="T8"> is 1 as r</text:span><text:span text:style-name="T3">n</text:span><text:span text:style-name="T8"> approaches 0.</text:span></text:p>
      <text:p text:style-name="Text_20_body"><text:span text:style-name="T8">This “limit” idea is a</text:span> <text:span text:style-name="T5">critical</text:span><text:span text:style-name="T8"> step in the road to calculus. <text:s/>Fundamentally, we can’t divide by zero, and that’s still true. <text:s/>For many years it appeared that calculus required division by zero. <text:s/>It turns out that it does not; calculus just needs this idea that values </text:span><text:span text:style-name="T5">approach</text:span><text:span text:style-name="T8"> other values in certain conditions, aka the limit. <text:s/>So now is a good time to introduce this idea of limits.</text:span></text:p>
      <text:p text:style-name="Text_20_body">In this case, if you have an <text:span text:style-name="T5">infinite</text:span><text:span text:style-name="T8"> sequence, can you still add up all the values? <text:s/>The answer is yes, if |r|&lt;1 and r </text:span><text:span text:style-name="T10">≠ 0. <text:s/>In this case, as n gets larger, r</text:span><text:span text:style-name="T4">n</text:span><text:span text:style-name="T10"> approaches 0. <text:s/>As n gets larger and larger, tending towards infinity, r</text:span><text:span text:style-name="T4">n</text:span><text:span text:style-name="T10"> gets smaller and smaller, tending towards 0. <text:s/>In the limit, as n approaches infinity, r</text:span><text:span text:style-name="T4">n</text:span><text:span text:style-name="T10"> approaches 0, resulting in this equation:</text:span></text:p>
      <text:p text:style-name="P1"><draw:frame draw:style-name="fr1" draw:name="Object10" text:anchor-type="as-char" svg:width="2.1634in" svg:height="0.4181in" draw:z-index="5"><draw:object xlink:href="./Object 10" xlink:type="simple" xlink:show="embed" xlink:actuate="onLoad"/><draw:image xlink:href="./ObjectReplacements/Object 10" xlink:type="simple" xlink:show="embed" xlink:actuate="onLoad"/></draw:frame></text:p>
      <text:p text:style-name="Text_20_body"/>
      <text:h text:style-name="Heading_20_1" text:outline-level="1">Lesson 108: Matrix Addition and Multiplication</text:h>
      <text:p text:style-name="Text_20_body">The <text:span text:style-name="T5">order</text:span><text:span text:style-name="T8"> of a matrix is simply number-of-rows </text:span><text:span text:style-name="T5">x</text:span><text:span text:style-name="T8"> number of columns. <text:s/>So this is a 2x3 matrix:</text:span></text:p>
      <text:p text:style-name="P3"><draw:frame draw:style-name="fr1" draw:name="Object11" text:anchor-type="as-char" svg:width="0.7598in" svg:height="0.4382in" draw:z-index="6"><draw:object xlink:href="./Object 11" xlink:type="simple" xlink:show="embed" xlink:actuate="onLoad"/><draw:image xlink:href="./ObjectReplacements/Object 11" xlink:type="simple" xlink:show="embed" xlink:actuate="onLoad"/></draw:frame></text:p>
      <text:p text:style-name="Text_20_body">You can “add two matrices” only if they have exactly the same order (same number of rows and columns), and the rule is trivial: Just add the corresponding elements. <text:s/>So:</text:p>
      <text:p text:style-name="Text_20_body"><draw:frame draw:style-name="fr1" draw:name="Object12" text:anchor-type="as-char" svg:width="4.0165in" svg:height="0.4382in" draw:z-index="7"><draw:object xlink:href="./Object 12" xlink:type="simple" xlink:show="embed" xlink:actuate="onLoad"/><draw:image xlink:href="./ObjectReplacements/Object 12" xlink:type="simple" xlink:show="embed" xlink:actuate="onLoad"/></draw:frame></text:p>
      <text:p text:style-name="Text_20_body">Since adding any two numbers is commutative (a+b=b+a for normal numbers), matrix addition is commutative as well. <text:s/>So for two matrices A and B, A+B = B+A.</text:p>
      <text:p text:style-name="Text_20_body">You can multiply a matrix by a single number; the result is called a “scalar product”, and it’s computed in a similar way - just multiply each matrix element by that number. <text:s/>For example,</text:p>
      <text:p text:style-name="Text_20_body"><text:soft-page-break/><draw:frame draw:style-name="fr1" draw:name="Object13" text:anchor-type="as-char" svg:width="3.5071in" svg:height="0.4382in" draw:z-index="8"><draw:object xlink:href="./Object 13" xlink:type="simple" xlink:show="embed" xlink:actuate="onLoad"/><draw:image xlink:href="./ObjectReplacements/Object 13" xlink:type="simple" xlink:show="embed" xlink:actuate="onLoad"/></draw:frame></text:p>
      <text:p text:style-name="Text_20_body">Computing a scalar product is commutative, that is, for scalar k and matrix A, kA = Ak. <text:s/>We’ll see why I’m harping on commutativity in a moment.</text:p>
      <text:h text:style-name="Heading_20_2" text:outline-level="2">Multiplying matrices</text:h>
      <text:p text:style-name="Text_20_body">Now we come to the time-consuming part: Multiplying two matrices together. <text:s/>You can <text:span text:style-name="T5">only</text:span><text:span text:style-name="T8"> multiply two matrices if the first matrix’s order ends with the same number that the second matrix’s order begins with. <text:s/>Thus, a 4x3 matrix can be multiplied by a 3x7 matrix (because the 3’s match), but a 3x4 matrix cannot be multiplied by a 3x7 matrix (the “4” of “3x4” does not match the “3” in “3x7”).</text:span></text:p>
      <text:p text:style-name="Text_20_body"><text:span text:style-name="T8">The resulting matrix size is the “outermost” numbers of the order, that is, the first matrix order’s first number </text:span><text:span text:style-name="T5">x</text:span><text:span text:style-name="T8"> second matrix order’s last number. <text:s/>So a 4x3 matrix multiplied by a 3x7 matrix will produce a 4x7 matrix.</text:span></text:p>
      <text:p text:style-name="Text_20_body">Now we come to the part that’s hard to describe - how to calculate the value of each element that results from matrix multiplication. <text:s/>Saxon suggests that you lay out the matrix as values of SP<text:span text:style-name="T1">x,y</text:span>, where “x” is the current row and “y” is the current column. <text:s/>To compute the values, multiply the x-row elements of the left-hand matrix with the corresponding y-column elements of the right-hand matrix, and add them up.</text:p>
      <text:p text:style-name="Text_20_body"><draw:frame draw:style-name="fr1" draw:name="Object16" text:anchor-type="as-char" svg:width="3.3744in" svg:height="0.7398in" draw:z-index="9"><draw:object xlink:href="./Object 16" xlink:type="simple" xlink:show="embed" xlink:actuate="onLoad"/><draw:image xlink:href="./ObjectReplacements/Object 16" xlink:type="simple" xlink:show="embed" xlink:actuate="onLoad"/></draw:frame></text:p>
      <text:p text:style-name="Text_20_body">A key thing to note is that <text:span text:style-name="T5">matrix multiplication is </text:span><text:span text:style-name="T6">not</text:span><text:span text:style-name="T7">, in general, commutative.</text:span><text:span text:style-name="T9"> That is, given two matrices A and B, AB is not necessarily equal to </text:span><text:span text:style-name="T11">BA. <text:s/>Order matters!</text:span></text:p>
      <text:p text:style-name="P2">Here’s another example, this time with numbers:</text:p>
      <text:p text:style-name="Text_20_body"><draw:frame draw:style-name="fr1" draw:name="Object1" text:anchor-type="as-char" svg:width="5.1807in" svg:height="1.4299in" draw:z-index="10"><draw:object xlink:href="./Object 2" xlink:type="simple" xlink:show="embed" xlink:actuate="onLoad"/><draw:image xlink:href="./ObjectReplacements/Object 2" xlink:type="simple" xlink:show="embed" xlink:actuate="onLoad"/></draw:frame></text:p>
      <text:p text:style-name="P2">Typical mathematical notation shows matrix multiplication with the same notation as any other multiplication, but many programs use a special notation for matrix multiplication. <text:s/>E.g., wxMaxima uses “.” for matrix multiplication but “*” for ordinary multiplication. <text:s/>On some other applications/calculators you must use special functions to do matrix multiplication, e.g., OpenOffice.org’s Calc spreadsheet application uses MMULT(matrix1;matrix2) for matrix multiplication.</text:p>
      <text:h text:style-name="Heading_20_2" text:outline-level="2">Matrix Identities</text:h>
      <text:p text:style-name="P2">With ordinary (scalar) numbers, x+0=x. <text:s/>Similarly, if you add a matrix to the “additive identity” matrix, it won’t change. <text:s/>The “additive identity” matrix is just a matrix with 0 as every element, and has the same order as the matrix it’s being added to (since orders must match for addition).</text:p>
      <text:p text:style-name="P2"><text:soft-page-break/>With ordinary scalar numbers, x<text:span text:style-name="T12">·1 = </text:span>1<text:span text:style-name="T12">·x =x. <text:s/>Similarly, a matrix with a diagonal of 1 from top left to bottom right, and 0 everywhere else, acts like “1” in an ordinary scalar multiplication. <text:s/>This special form of a matrix, because it acts like “1” in ordinary multiplication (when you use the right order), is called the “multiplicative identity” or “identity” matrix. <text:s/>You can multiply any matrix by the identity matrix of the correct order, and produce the same original matrix. <text:s/>This is one of the few cases where order doesn’t matter; the identity matrix can be first or second (i.e., it </text:span><text:span text:style-name="T13">does</text:span><text:span text:style-name="T12"> commute). <text:s/>Here’s a 3x3 identity matrix:</text:span></text:p>
      <text:p text:style-name="P2"><text:span text:style-name="T12"><draw:frame draw:style-name="fr2" draw:name="Object2" text:anchor-type="as-char" svg:width="0.7528in" svg:height="0.6543in" draw:z-index="11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"><text:span text:style-name="T12">You should be able to work out the multiplication, for example, to show to yourself that:</text:span></text:p>
      <text:p text:style-name="P2"><text:span text:style-name="T12"><draw:frame draw:style-name="fr2" draw:name="Object3" text:anchor-type="as-char" svg:width="2.3819in" svg:height="0.6571in" draw:z-index="12"><draw:object xlink:href="./Object 4" xlink:type="simple" xlink:show="embed" xlink:actuate="onLoad"/><draw:image xlink:href="./ObjectReplacements/Object 4" xlink:type="simple" xlink:show="embed" xlink:actuate="onLoad"/></draw:frame></text:span></text:p>
      <text:h text:style-name="Heading_20_1" text:outline-level="1">Lesson 109: Rational Numbers</text:h>
      <text:p text:style-name="Text_20_body">A “rational number” is just a number that can be written as a fraction (an integer divided by another integer). <text:s/>All of the integers Z are rational numbers, because you can write them as Z/1.</text:p>
      <text:p text:style-name="Text_20_body">If you have a repeating decimal, then you have a rational number. <text:s/>You can calculate that number using the formula for calculating infinite geometric series in lesson 10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0402in" draw:rotation="0"/>
    <draw:fill-image draw:name="Empty" xlink:href="Pictures/100000000000000800000008913C8356.png" xlink:type="simple" xlink:show="embed" xlink:actuate="onLoad"/>
    <draw:stroke-dash draw:name="_32__20_Dots_20_1_20_Dash" draw:display-name="2 Dots 1 Dash" draw:style="rect" draw:dots1="2" draw:dots2="1" draw:dots2-length="0.0799in" draw:distance="0.0799in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1799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Tahoma" style:font-size-asian="14pt" style:font-name-complex="Tahoma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4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in" fo:margin-bottom="0.0799in" fo:text-align="center" style:justify-single-word="false" style:page-number="auto" fo:background-color="transparent" style:shadow="none">
        <style:background-image/>
      </style:paragraph-properties>
      <style:text-properties fo:font-size="16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Footer"><text:tab/><text:page-number text:select-page="current">2</text:page-number> of <text:page-count>4</text:page-count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David A. Wheeler</meta:initial-creator>
    <meta:creation-date>2007-09-03T22:43:21</meta:creation-date>
    <dc:creator>David A. Wheeler</dc:creator>
    <dc:date>2008-03-11T10:46:44</dc:date>
    <meta:printed-by>David A. Wheeler</meta:printed-by>
    <meta:print-date>2008-03-02T22:36:41</meta:print-date>
    <meta:editing-cycles>382</meta:editing-cycles>
    <meta:editing-duration>P2DT13H44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3" meta:page-count="4" meta:paragraph-count="53" meta:word-count="1128" meta:character-count="635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p>
            <math:mi>x</math:mi>
            <math:mn>2</math:mn>
          </math:msup>
          <math:msup>
            <math:mi>a</math:mi>
            <math:mn>2</math:mn>
          </math:msup>
        </math:mfrac>
        <math:mo math:stretchy="false">+</math:mo>
        <math:mfrac>
          <math:msup>
            <math:mi>y</math:mi>
            <math:mn>2</math:mn>
          </math:msup>
          <math:msup>
            <math:mi>b</math:mi>
            <math:mn>2</math:mn>
          </math:msup>
        </math:mfrac>
      </math:mrow>
      <math:mo math:stretchy="false">=</math:mo>
      <math:mn>1</math:mn>
    </math:mrow>
    <math:annotation math:encoding="StarMath 5.0">x^2 over a^2 + y^2 over b^2 = 1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S</math:mi>
          <math:mi>n</math:mi>
        </math:msub>
        <math:mo math:stretchy="false">=</math:mo>
        <math:mfrac>
          <math:msub>
            <math:mi>a</math:mi>
            <math:mn>1</math:mn>
          </math:msub>
          <math:mrow>
            <math:mn>1</math:mn>
            <math:mo math:stretchy="false">−</math:mo>
            <math:mi>r</math:mi>
          </math:mrow>
        </math:mfrac>
      </math:mrow>
      <math:mi/>
      <math:mi math:fontstyle="italic">where</math:mi>
      <math:mrow>
        <math:mi>r</math:mi>
        <math:mo math:stretchy="false">≠</math:mo>
        <math:mn>0,</math:mn>
      </math:mrow>
      <math:mrow>
        <math:mfenced math:open="∣" math:close="∣">
          <math:mrow>
            <math:mo math:stretchy="false">(</math:mo>
            <math:mi>r</math:mi>
            <math:mo math:stretchy="false">)</math:mo>
          </math:mrow>
        </math:mfenced>
        <math:mo math:stretchy="false">&lt;</math:mo>
        <math:mn>1</math:mn>
      </math:mrow>
    </math:mrow>
    <math:annotation math:encoding="StarMath 5.0">S_n = {a_1} over {1 - r} ~~~ where r &lt;&gt; 0, abs(r) &lt; 1
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table>
        <math:mtr>
          <math:mtd>
            <math:mn>1</math:mn>
          </math:mtd>
          <math:mtd>
            <math:mn>2</math:mn>
          </math:mtd>
          <math:mtd>
            <math:mn>3</math:mn>
          </math:mtd>
        </math:mtr>
        <math:mtr>
          <math:mtd>
            <math:mn>4</math:mn>
          </math:mtd>
          <math:mtd>
            <math:mn>5</math:mn>
          </math:mtd>
          <math:mtd>
            <math:mn>6</math:mn>
          </math:mtd>
        </math:mtr>
      </math:mtable>
    </math:mfenced>
    <math:annotation math:encoding="StarMath 5.0">left [ matrix{ 1 # 2 # 3 ## 4 # 5 # 6} right ]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enced math:open="[" math:close="]">
            <math:mtable>
              <math:mtr>
                <math:mtd>
                  <math:mn>1</math:mn>
                </math:mtd>
                <math:mtd>
                  <math:mn>2</math:mn>
                </math:mtd>
                <math:mtd>
                  <math:mn>3</math:mn>
                </math:mtd>
              </math:mtr>
              <math:mtr>
                <math:mtd>
                  <math:mn>4</math:mn>
                </math:mtd>
                <math:mtd>
                  <math:mn>5</math:mn>
                </math:mtd>
                <math:mtd>
                  <math:mn>6</math:mn>
                </math:mtd>
              </math:mtr>
            </math:mtable>
          </math:mfenced>
          <math:mo math:stretchy="false">+</math:mo>
          <math:mfenced math:open="[" math:close="]">
            <math:mtable>
              <math:mtr>
                <math:mtd>
                  <math:mn>7</math:mn>
                </math:mtd>
                <math:mtd>
                  <math:mn>8</math:mn>
                </math:mtd>
                <math:mtd>
                  <math:mn>9</math:mn>
                </math:mtd>
              </math:mtr>
              <math:mtr>
                <math:mtd>
                  <math:mn>3</math:mn>
                </math:mtd>
                <math:mtd>
                  <math:mn>8</math:mn>
                </math:mtd>
                <math:mtd>
                  <math:mn>2</math:mn>
                </math:mtd>
              </math:mtr>
            </math:mtable>
          </math:mfenced>
        </math:mrow>
        <math:mo math:stretchy="false">=</math:mo>
        <math:mfenced math:open="[" math:close="]">
          <math:mtable>
            <math:mtr>
              <math:mtd>
                <math:mrow>
                  <math:mn>1</math:mn>
                  <math:mo math:stretchy="false">+</math:mo>
                  <math:mn>7</math:mn>
                </math:mrow>
              </math:mtd>
              <math:mtd>
                <math:mrow>
                  <math:mn>2</math:mn>
                  <math:mo math:stretchy="false">+</math:mo>
                  <math:mn>8</math:mn>
                </math:mrow>
              </math:mtd>
              <math:mtd>
                <math:mrow>
                  <math:mn>3</math:mn>
                  <math:mo math:stretchy="false">+</math:mo>
                  <math:mn>9</math:mn>
                </math:mrow>
              </math:mtd>
            </math:mtr>
            <math:mtr>
              <math:mtd>
                <math:mrow>
                  <math:mn>4</math:mn>
                  <math:mo math:stretchy="false">+</math:mo>
                  <math:mn>3</math:mn>
                </math:mrow>
              </math:mtd>
              <math:mtd>
                <math:mrow>
                  <math:mn>5</math:mn>
                  <math:mo math:stretchy="false">+</math:mo>
                  <math:mn>8</math:mn>
                </math:mrow>
              </math:mtd>
              <math:mtd>
                <math:mrow>
                  <math:mn>6</math:mn>
                  <math:mo math:stretchy="false">+</math:mo>
                  <math:mn>2</math:mn>
                </math:mrow>
              </math:mtd>
            </math:mtr>
          </math:mtable>
        </math:mfenced>
      </math:mrow>
      <math:mo math:stretchy="false">=</math:mo>
      <math:mfenced math:open="[" math:close="]">
        <math:mtable>
          <math:mtr>
            <math:mtd>
              <math:mn>8</math:mn>
            </math:mtd>
            <math:mtd>
              <math:mn>10</math:mn>
            </math:mtd>
            <math:mtd>
              <math:mn>12</math:mn>
            </math:mtd>
          </math:mtr>
          <math:mtr>
            <math:mtd>
              <math:mn>7</math:mn>
            </math:mtd>
            <math:mtd>
              <math:mn>13</math:mn>
            </math:mtd>
            <math:mtd>
              <math:mn>8</math:mn>
            </math:mtd>
          </math:mtr>
        </math:mtable>
      </math:mfenced>
    </math:mrow>
    <math:annotation math:encoding="StarMath 5.0">left [ matrix{ 1 # 2 # 3 ## 4 # 5 # 6} right ] +
left [ matrix{ 7 # 8 # 9 ## 3 # 8 # 2} right ] =
left [ matrix{ 1+7 # 2+8 # 3+9 ## 4+3 # 5+8 # 6+2 } right ] =
left [ matrix{ 8 # 10 # 12 ## 7 # 13 # 8 } right ]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enced math:open="[" math:close="]">
            <math:mtable>
              <math:mtr>
                <math:mtd>
                  <math:mn>1</math:mn>
                </math:mtd>
                <math:mtd>
                  <math:mn>2</math:mn>
                </math:mtd>
                <math:mtd>
                  <math:mn>3</math:mn>
                </math:mtd>
              </math:mtr>
              <math:mtr>
                <math:mtd>
                  <math:mn>4</math:mn>
                </math:mtd>
                <math:mtd>
                  <math:mn>5</math:mn>
                </math:mtd>
                <math:mtd>
                  <math:mn>6</math:mn>
                </math:mtd>
              </math:mtr>
            </math:mtable>
          </math:mfenced>
          <math:mo math:stretchy="false">×</math:mo>
          <math:mn>3</math:mn>
        </math:mrow>
        <math:mo math:stretchy="false">=</math:mo>
        <math:mfenced math:open="[" math:close="]">
          <math:mtable>
            <math:mtr>
              <math:mtd>
                <math:mrow>
                  <math:mn>1</math:mn>
                  <math:mo math:stretchy="false">×</math:mo>
                  <math:mn>3</math:mn>
                </math:mrow>
              </math:mtd>
              <math:mtd>
                <math:mrow>
                  <math:mn>2</math:mn>
                  <math:mo math:stretchy="false">×</math:mo>
                  <math:mn>3</math:mn>
                </math:mrow>
              </math:mtd>
              <math:mtd>
                <math:mrow>
                  <math:mn>3</math:mn>
                  <math:mo math:stretchy="false">×</math:mo>
                  <math:mn>3</math:mn>
                </math:mrow>
              </math:mtd>
            </math:mtr>
            <math:mtr>
              <math:mtd>
                <math:mrow>
                  <math:mn>4</math:mn>
                  <math:mo math:stretchy="false">×</math:mo>
                  <math:mn>3</math:mn>
                </math:mrow>
              </math:mtd>
              <math:mtd>
                <math:mrow>
                  <math:mn>5</math:mn>
                  <math:mo math:stretchy="false">×</math:mo>
                  <math:mn>3</math:mn>
                </math:mrow>
              </math:mtd>
              <math:mtd>
                <math:mrow>
                  <math:mn>6</math:mn>
                  <math:mo math:stretchy="false">×</math:mo>
                  <math:mn>3</math:mn>
                </math:mrow>
              </math:mtd>
            </math:mtr>
          </math:mtable>
        </math:mfenced>
      </math:mrow>
      <math:mo math:stretchy="false">=</math:mo>
      <math:mfenced math:open="[" math:close="]">
        <math:mtable>
          <math:mtr>
            <math:mtd>
              <math:mn>3</math:mn>
            </math:mtd>
            <math:mtd>
              <math:mn>6</math:mn>
            </math:mtd>
            <math:mtd>
              <math:mn>9</math:mn>
            </math:mtd>
          </math:mtr>
          <math:mtr>
            <math:mtd>
              <math:mn>12</math:mn>
            </math:mtd>
            <math:mtd>
              <math:mn>15</math:mn>
            </math:mtd>
            <math:mtd>
              <math:mn>18</math:mn>
            </math:mtd>
          </math:mtr>
        </math:mtable>
      </math:mfenced>
    </math:mrow>
    <math:annotation math:encoding="StarMath 5.0">left [ matrix{ 1 # 2 # 3 ## 4 # 5 # 6} right ] times 3 =
left [ matrix{ 1 times 3 # 2 times 3 # 3 times 3 ## 4 times 3 # 5 times 3 # 6 times 3 } right ] =
left [ matrix{ 3 # 6 # 9 ## 12 # 15 # 18 } right ]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enced math:open="[" math:close="]">
            <math:mtable>
              <math:mtr>
                <math:mtd>
                  <math:mi>a</math:mi>
                </math:mtd>
                <math:mtd>
                  <math:mi>b</math:mi>
                </math:mtd>
              </math:mtr>
              <math:mtr>
                <math:mtd>
                  <math:mi>c</math:mi>
                </math:mtd>
                <math:mtd>
                  <math:mi>d</math:mi>
                </math:mtd>
              </math:mtr>
              <math:mtr>
                <math:mtd>
                  <math:mi>e</math:mi>
                </math:mtd>
                <math:mtd>
                  <math:mi>f</math:mi>
                </math:mtd>
              </math:mtr>
            </math:mtable>
          </math:mfenced>
          <math:mo math:stretchy="false">×</math:mo>
          <math:mfenced math:open="[" math:close="]">
            <math:mtable>
              <math:mtr>
                <math:mtd>
                  <math:mi>g</math:mi>
                </math:mtd>
                <math:mtd>
                  <math:mi>h</math:mi>
                </math:mtd>
              </math:mtr>
              <math:mtr>
                <math:mtd>
                  <math:mi>i</math:mi>
                </math:mtd>
                <math:mtd>
                  <math:mi>j</math:mi>
                </math:mtd>
              </math:mtr>
            </math:mtable>
          </math:mfenced>
        </math:mrow>
        <math:mo math:stretchy="false">=</math:mo>
        <math:mfenced math:open="[" math:close="]">
          <math:mtable>
            <math:mtr>
              <math:mtd>
                <math:msub>
                  <math:mi math:fontstyle="italic">SP</math:mi>
                  <math:mn>11</math:mn>
                </math:msub>
              </math:mtd>
              <math:mtd>
                <math:msub>
                  <math:mi math:fontstyle="italic">SP</math:mi>
                  <math:mn>12</math:mn>
                </math:msub>
              </math:mtd>
            </math:mtr>
            <math:mtr>
              <math:mtd>
                <math:msub>
                  <math:mi math:fontstyle="italic">SP</math:mi>
                  <math:mn>21</math:mn>
                </math:msub>
              </math:mtd>
              <math:mtd>
                <math:msub>
                  <math:mi math:fontstyle="italic">SP</math:mi>
                  <math:mn>22</math:mn>
                </math:msub>
              </math:mtd>
            </math:mtr>
            <math:mtr>
              <math:mtd>
                <math:msub>
                  <math:mi math:fontstyle="italic">SP</math:mi>
                  <math:mn>31</math:mn>
                </math:msub>
              </math:mtd>
              <math:mtd>
                <math:msub>
                  <math:mi math:fontstyle="italic">SP</math:mi>
                  <math:mn>32</math:mn>
                </math:msub>
              </math:mtd>
            </math:mtr>
          </math:mtable>
        </math:mfenced>
      </math:mrow>
      <math:mo math:stretchy="false">=</math:mo>
      <math:mfenced math:open="[" math:close="]">
        <math:mtable>
          <math:mtr>
            <math:mtd>
              <math:mrow>
                <math:mi math:fontstyle="italic">ag</math:mi>
                <math:mo math:stretchy="false">+</math:mo>
                <math:mi math:fontstyle="italic">bi</math:mi>
              </math:mrow>
            </math:mtd>
            <math:mtd>
              <math:mrow>
                <math:mi math:fontstyle="italic">ah</math:mi>
                <math:mo math:stretchy="false">+</math:mo>
                <math:mi math:fontstyle="italic">bj</math:mi>
              </math:mrow>
            </math:mtd>
          </math:mtr>
          <math:mtr>
            <math:mtd>
              <math:mrow>
                <math:mi math:fontstyle="italic">cg</math:mi>
                <math:mo math:stretchy="false">+</math:mo>
                <math:mi math:fontstyle="italic">di</math:mi>
              </math:mrow>
            </math:mtd>
            <math:mtd>
              <math:mrow>
                <math:mi math:fontstyle="italic">ch</math:mi>
                <math:mo math:stretchy="false">+</math:mo>
                <math:mi math:fontstyle="italic">dj</math:mi>
              </math:mrow>
            </math:mtd>
          </math:mtr>
          <math:mtr>
            <math:mtd>
              <math:mrow>
                <math:mi math:fontstyle="italic">eg</math:mi>
                <math:mo math:stretchy="false">+</math:mo>
                <math:mi math:fontstyle="italic">fi</math:mi>
              </math:mrow>
            </math:mtd>
            <math:mtd>
              <math:mrow>
                <math:mi math:fontstyle="italic">eh</math:mi>
                <math:mo math:stretchy="false">+</math:mo>
                <math:mi math:fontstyle="italic">fj</math:mi>
              </math:mrow>
            </math:mtd>
          </math:mtr>
        </math:mtable>
      </math:mfenced>
    </math:mrow>
    <math:annotation math:encoding="StarMath 5.0">left [ matrix{ a # b ## c # d ## e # f} right ] times
left [ matrix{ g # h ## i # j} right ] =
left [ matrix{ SP_11 # SP_12 ## SP_21 # SP_22 ## SP_31 # SP_32 } right ] = 
left [ matrix{ ag + bi # ah + bj ## cg + di # ch + dj ## eg + fi # eh + fj } right ]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row>
              <math:mfenced math:open="[" math:close="]">
                <math:mtable>
                  <math:mtr>
                    <math:mtd>
                      <math:mn>2</math:mn>
                    </math:mtd>
                    <math:mtd>
                      <math:mn>3</math:mn>
                    </math:mtd>
                    <math:mtd>
                      <math:mn>4</math:mn>
                    </math:mtd>
                  </math:mtr>
                  <math:mtr>
                    <math:mtd>
                      <math:mn>5</math:mn>
                    </math:mtd>
                    <math:mtd>
                      <math:mn>6</math:mn>
                    </math:mtd>
                    <math:mtd>
                      <math:mn>7</math:mn>
                    </math:mtd>
                  </math:mtr>
                  <math:mtr>
                    <math:mtd>
                      <math:mn>0</math:mn>
                    </math:mtd>
                    <math:mtd>
                      <math:mn>2</math:mn>
                    </math:mtd>
                    <math:mtd>
                      <math:mn>0</math:mn>
                    </math:mtd>
                  </math:mtr>
                </math:mtable>
              </math:mfenced>
              <math:mo math:stretchy="false">×</math:mo>
              <math:mfenced math:open="[" math:close="]">
                <math:mtable>
                  <math:mtr>
                    <math:mtd>
                      <math:mn>1</math:mn>
                    </math:mtd>
                    <math:mtd>
                      <math:mn>5</math:mn>
                    </math:mtd>
                    <math:mtd>
                      <math:mn>6</math:mn>
                    </math:mtd>
                  </math:mtr>
                  <math:mtr>
                    <math:mtd>
                      <math:mn>9</math:mn>
                    </math:mtd>
                    <math:mtd>
                      <math:mn>1</math:mn>
                    </math:mtd>
                    <math:mtd>
                      <math:mn>0</math:mn>
                    </math:mtd>
                  </math:mtr>
                  <math:mtr>
                    <math:mtd>
                      <math:mn>8</math:mn>
                    </math:mtd>
                    <math:mtd>
                      <math:mn>0</math:mn>
                    </math:mtd>
                    <math:mtd>
                      <math:mn>0</math:mn>
                    </math:mtd>
                  </math:mtr>
                </math:mtable>
              </math:mfenced>
            </math:mrow>
            <math:mo math:stretchy="false">=</math:mo>
            <math:mfenced math:open="[" math:close="]">
              <math:mtable>
                <math:mtr>
                  <math:mtd>
                    <math:msub>
                      <math:mi math:fontstyle="italic">SP</math:mi>
                      <math:mn>11</math:mn>
                    </math:msub>
                  </math:mtd>
                  <math:mtd>
                    <math:msub>
                      <math:mi math:fontstyle="italic">SP</math:mi>
                      <math:mn>12</math:mn>
                    </math:msub>
                  </math:mtd>
                  <math:mtd>
                    <math:msub>
                      <math:mi math:fontstyle="italic">SP</math:mi>
                      <math:mn>13</math:mn>
                    </math:msub>
                  </math:mtd>
                </math:mtr>
                <math:mtr>
                  <math:mtd>
                    <math:msub>
                      <math:mi math:fontstyle="italic">SP</math:mi>
                      <math:mn>21</math:mn>
                    </math:msub>
                  </math:mtd>
                  <math:mtd>
                    <math:msub>
                      <math:mi math:fontstyle="italic">SP</math:mi>
                      <math:mn>22</math:mn>
                    </math:msub>
                  </math:mtd>
                  <math:mtd>
                    <math:msub>
                      <math:mi math:fontstyle="italic">SP</math:mi>
                      <math:mn>23</math:mn>
                    </math:msub>
                  </math:mtd>
                </math:mtr>
                <math:mtr>
                  <math:mtd>
                    <math:msub>
                      <math:mi math:fontstyle="italic">SP</math:mi>
                      <math:mn>31</math:mn>
                    </math:msub>
                  </math:mtd>
                  <math:mtd>
                    <math:msub>
                      <math:mi math:fontstyle="italic">SP</math:mi>
                      <math:mn>32</math:mn>
                    </math:msub>
                  </math:mtd>
                  <math:mtd>
                    <math:msub>
                      <math:mi math:fontstyle="italic">SP</math:mi>
                      <math:mn>33</math:mn>
                    </math:msub>
                  </math:mtd>
                </math:mtr>
              </math:mtable>
            </math:mfenced>
          </math:mrow>
          <math:mo math:stretchy="false">=</math:mo>
          <math:mtext/>
        </math:mrow>
      </math:mtr>
      <math:mtr>
        <math:mrow>
          <math:mfenced math:open="[" math:close="]">
            <math:mtable>
              <math:mtr>
                <math:mtd>
                  <math:mrow>
                    <math:mn>2</math:mn>
                    <math:mrow>
                      <math:mrow>
                        <math:mo math:stretchy="false">(</math:mo>
                        <math:mn>1</math:mn>
                        <math:mo math:stretchy="false">)</math:mo>
                      </math:mrow>
                      <math:mo math:stretchy="false">+</math:mo>
                      <math:mn>3</math:mn>
                    </math:mrow>
                    <math:mrow>
                      <math:mrow>
                        <math:mo math:stretchy="false">(</math:mo>
                        <math:mn>9</math:mn>
                        <math:mo math:stretchy="false">)</math:mo>
                      </math:mrow>
                      <math:mo math:stretchy="false">+</math:mo>
                      <math:mn>4</math:mn>
                    </math:mrow>
                    <math:mrow>
                      <math:mo math:stretchy="false">(</math:mo>
                      <math:mn>8</math:mn>
                      <math:mo math:stretchy="false">)</math:mo>
                    </math:mrow>
                  </math:mrow>
                </math:mtd>
                <math:mtd>
                  <math:mrow>
                    <math:mn>2</math:mn>
                    <math:mrow>
                      <math:mrow>
                        <math:mo math:stretchy="false">(</math:mo>
                        <math:mn>5</math:mn>
                        <math:mo math:stretchy="false">)</math:mo>
                      </math:mrow>
                      <math:mo math:stretchy="false">+</math:mo>
                      <math:mn>3</math:mn>
                    </math:mrow>
                    <math:mrow>
                      <math:mrow>
                        <math:mo math:stretchy="false">(</math:mo>
                        <math:mn>1</math:mn>
                        <math:mo math:stretchy="false">)</math:mo>
                      </math:mrow>
                      <math:mo math:stretchy="false">+</math:mo>
                      <math:mn>4</math:mn>
                    </math:mrow>
                    <math:mrow>
                      <math:mo math:stretchy="false">(</math:mo>
                      <math:mn>0</math:mn>
                      <math:mo math:stretchy="false">)</math:mo>
                    </math:mrow>
                  </math:mrow>
                </math:mtd>
                <math:mtd>
                  <math:mrow>
                    <math:mn>2</math:mn>
                    <math:mrow>
                      <math:mrow>
                        <math:mo math:stretchy="false">(</math:mo>
                        <math:mn>6</math:mn>
                        <math:mo math:stretchy="false">)</math:mo>
                      </math:mrow>
                      <math:mo math:stretchy="false">+</math:mo>
                      <math:mn>3</math:mn>
                    </math:mrow>
                    <math:mrow>
                      <math:mrow>
                        <math:mo math:stretchy="false">(</math:mo>
                        <math:mn>0</math:mn>
                        <math:mo math:stretchy="false">)</math:mo>
                      </math:mrow>
                      <math:mo math:stretchy="false">+</math:mo>
                      <math:mn>4</math:mn>
                    </math:mrow>
                    <math:mrow>
                      <math:mo math:stretchy="false">(</math:mo>
                      <math:mn>0</math:mn>
                      <math:mo math:stretchy="false">)</math:mo>
                    </math:mrow>
                  </math:mrow>
                </math:mtd>
              </math:mtr>
              <math:mtr>
                <math:mtd>
                  <math:mrow>
                    <math:mn>5</math:mn>
                    <math:mrow>
                      <math:mrow>
                        <math:mo math:stretchy="false">(</math:mo>
                        <math:mn>1</math:mn>
                        <math:mo math:stretchy="false">)</math:mo>
                      </math:mrow>
                      <math:mo math:stretchy="false">+</math:mo>
                      <math:mn>6</math:mn>
                    </math:mrow>
                    <math:mrow>
                      <math:mrow>
                        <math:mo math:stretchy="false">(</math:mo>
                        <math:mn>9</math:mn>
                        <math:mo math:stretchy="false">)</math:mo>
                      </math:mrow>
                      <math:mo math:stretchy="false">+</math:mo>
                      <math:mn>7</math:mn>
                    </math:mrow>
                    <math:mrow>
                      <math:mo math:stretchy="false">(</math:mo>
                      <math:mn>8</math:mn>
                      <math:mo math:stretchy="false">)</math:mo>
                    </math:mrow>
                  </math:mrow>
                </math:mtd>
                <math:mtd>
                  <math:mrow>
                    <math:mn>5</math:mn>
                    <math:mrow>
                      <math:mrow>
                        <math:mo math:stretchy="false">(</math:mo>
                        <math:mn>5</math:mn>
                        <math:mo math:stretchy="false">)</math:mo>
                      </math:mrow>
                      <math:mo math:stretchy="false">+</math:mo>
                      <math:mn>6</math:mn>
                    </math:mrow>
                    <math:mrow>
                      <math:mrow>
                        <math:mo math:stretchy="false">(</math:mo>
                        <math:mn>1</math:mn>
                        <math:mo math:stretchy="false">)</math:mo>
                      </math:mrow>
                      <math:mo math:stretchy="false">+</math:mo>
                      <math:mn>7</math:mn>
                    </math:mrow>
                    <math:mrow>
                      <math:mo math:stretchy="false">(</math:mo>
                      <math:mn>0</math:mn>
                      <math:mo math:stretchy="false">)</math:mo>
                    </math:mrow>
                  </math:mrow>
                </math:mtd>
                <math:mtd>
                  <math:mrow>
                    <math:mn>5</math:mn>
                    <math:mrow>
                      <math:mrow>
                        <math:mo math:stretchy="false">(</math:mo>
                        <math:mn>6</math:mn>
                        <math:mo math:stretchy="false">)</math:mo>
                      </math:mrow>
                      <math:mo math:stretchy="false">+</math:mo>
                      <math:mn>6</math:mn>
                    </math:mrow>
                    <math:mrow>
                      <math:mrow>
                        <math:mo math:stretchy="false">(</math:mo>
                        <math:mn>0</math:mn>
                        <math:mo math:stretchy="false">)</math:mo>
                      </math:mrow>
                      <math:mo math:stretchy="false">+</math:mo>
                      <math:mn>7</math:mn>
                    </math:mrow>
                    <math:mrow>
                      <math:mo math:stretchy="false">(</math:mo>
                      <math:mn>0</math:mn>
                      <math:mo math:stretchy="false">)</math:mo>
                    </math:mrow>
                  </math:mrow>
                </math:mtd>
              </math:mtr>
              <math:mtr>
                <math:mtd>
                  <math:mrow>
                    <math:mn>0</math:mn>
                    <math:mrow>
                      <math:mrow>
                        <math:mo math:stretchy="false">(</math:mo>
                        <math:mn>1</math:mn>
                        <math:mo math:stretchy="false">)</math:mo>
                      </math:mrow>
                      <math:mo math:stretchy="false">+</math:mo>
                      <math:mn>2</math:mn>
                    </math:mrow>
                    <math:mrow>
                      <math:mrow>
                        <math:mo math:stretchy="false">(</math:mo>
                        <math:mn>9</math:mn>
                        <math:mo math:stretchy="false">)</math:mo>
                      </math:mrow>
                      <math:mo math:stretchy="false">+</math:mo>
                      <math:mn>0</math:mn>
                    </math:mrow>
                    <math:mrow>
                      <math:mo math:stretchy="false">(</math:mo>
                      <math:mn>8</math:mn>
                      <math:mo math:stretchy="false">)</math:mo>
                    </math:mrow>
                  </math:mrow>
                </math:mtd>
                <math:mtd>
                  <math:mrow>
                    <math:mn>0</math:mn>
                    <math:mrow>
                      <math:mrow>
                        <math:mo math:stretchy="false">(</math:mo>
                        <math:mn>5</math:mn>
                        <math:mo math:stretchy="false">)</math:mo>
                      </math:mrow>
                      <math:mo math:stretchy="false">+</math:mo>
                      <math:mn>2</math:mn>
                    </math:mrow>
                    <math:mrow>
                      <math:mrow>
                        <math:mo math:stretchy="false">(</math:mo>
                        <math:mn>1</math:mn>
                        <math:mo math:stretchy="false">)</math:mo>
                      </math:mrow>
                      <math:mo math:stretchy="false">+</math:mo>
                      <math:mn>0</math:mn>
                    </math:mrow>
                    <math:mrow>
                      <math:mo math:stretchy="false">(</math:mo>
                      <math:mn>0</math:mn>
                      <math:mo math:stretchy="false">)</math:mo>
                    </math:mrow>
                  </math:mrow>
                </math:mtd>
                <math:mtd>
                  <math:mrow>
                    <math:mn>0</math:mn>
                    <math:mrow>
                      <math:mrow>
                        <math:mo math:stretchy="false">(</math:mo>
                        <math:mn>6</math:mn>
                        <math:mo math:stretchy="false">)</math:mo>
                      </math:mrow>
                      <math:mo math:stretchy="false">+</math:mo>
                      <math:mn>2</math:mn>
                    </math:mrow>
                    <math:mrow>
                      <math:mrow>
                        <math:mo math:stretchy="false">(</math:mo>
                        <math:mn>0</math:mn>
                        <math:mo math:stretchy="false">)</math:mo>
                      </math:mrow>
                      <math:mo math:stretchy="false">+</math:mo>
                      <math:mn>0</math:mn>
                    </math:mrow>
                    <math:mrow>
                      <math:mo math:stretchy="false">(</math:mo>
                      <math:mn>0</math:mn>
                      <math:mo math:stretchy="false">)</math:mo>
                    </math:mrow>
                  </math:mrow>
                </math:mtd>
              </math:mtr>
            </math:mtable>
          </math:mfenced>
          <math:mo math:stretchy="false">=</math:mo>
          <math:mfenced math:open="[" math:close="]">
            <math:mtable>
              <math:mtr>
                <math:mtd>
                  <math:mn>61</math:mn>
                </math:mtd>
                <math:mtd>
                  <math:mn>13</math:mn>
                </math:mtd>
                <math:mtd>
                  <math:mn>12</math:mn>
                </math:mtd>
              </math:mtr>
              <math:mtr>
                <math:mtd>
                  <math:mn>115</math:mn>
                </math:mtd>
                <math:mtd>
                  <math:mn>31</math:mn>
                </math:mtd>
                <math:mtd>
                  <math:mn>30</math:mn>
                </math:mtd>
              </math:mtr>
              <math:mtr>
                <math:mtd>
                  <math:mn>18</math:mn>
                </math:mtd>
                <math:mtd>
                  <math:mn>2</math:mn>
                </math:mtd>
                <math:mtd>
                  <math:mn>0</math:mn>
                </math:mtd>
              </math:mtr>
            </math:mtable>
          </math:mfenced>
        </math:mrow>
      </math:mtr>
    </math:mtable>
    <math:annotation math:encoding="StarMath 5.0">left [ matrix{ 2 # 3 # 4 ## 5 # 6 # 7 ## 0 # 2 # 0 } right ] times
left [ matrix{ 1 # 5 # 6 ## 9 # 1 # 0 ## 8 # 0 # 0 } right ] = 
left [ matrix{ SP_11 # SP_12 # SP_13 ## SP_21 # SP_22 # SP_23 ## SP_31 # SP_32 # SP_33 } right ] = "" newline
left [ matrix{ 2(1)+3(9)+4(8) # 2(5)+3(1)+4(0) # 2(6)+3(0)+4(0) ##
               5(1)+6(9)+7(8) # 5(5)+6(1)+7(0) # 5(6)+6(0)+7(0) ##
               0(1)+2(9)+0(8) # 0(5)+2(1)+0(0) # 0(6)+2(0)+0(0) } right ]
= left [ matrix{ 61 # 13 # 12 ## 115 # 31 # 30 ## 18 # 2 # 0 } right ]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table>
        <math:mtr>
          <math:mtd>
            <math:mn>1</math:mn>
          </math:mtd>
          <math:mtd>
            <math:mn>0</math:mn>
          </math:mtd>
          <math:mtd>
            <math:mn>0</math:mn>
          </math:mtd>
        </math:mtr>
        <math:mtr>
          <math:mtd>
            <math:mn>0</math:mn>
          </math:mtd>
          <math:mtd>
            <math:mn>1</math:mn>
          </math:mtd>
          <math:mtd>
            <math:mn>0</math:mn>
          </math:mtd>
        </math:mtr>
        <math:mtr>
          <math:mtd>
            <math:mn>0</math:mn>
          </math:mtd>
          <math:mtd>
            <math:mn>0</math:mn>
          </math:mtd>
          <math:mtd>
            <math:mn>1</math:mn>
          </math:mtd>
        </math:mtr>
      </math:mtable>
    </math:mfenced>
    <math:annotation math:encoding="StarMath 5.0">left [ matrix{ 1 # 0 # 0 ## 0 # 1 # 0 ## 0 # 0 # 1 }
right ]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[" math:close="]">
          <math:mtable>
            <math:mtr>
              <math:mtd>
                <math:mi>a</math:mi>
              </math:mtd>
              <math:mtd>
                <math:mi>b</math:mi>
              </math:mtd>
              <math:mtd>
                <math:mi>c</math:mi>
              </math:mtd>
            </math:mtr>
            <math:mtr>
              <math:mtd>
                <math:mi>d</math:mi>
              </math:mtd>
              <math:mtd>
                <math:mi>e</math:mi>
              </math:mtd>
              <math:mtd>
                <math:mi>f</math:mi>
              </math:mtd>
            </math:mtr>
            <math:mtr>
              <math:mtd>
                <math:mi>g</math:mi>
              </math:mtd>
              <math:mtd>
                <math:mi>h</math:mi>
              </math:mtd>
              <math:mtd>
                <math:mi>i</math:mi>
              </math:mtd>
            </math:mtr>
          </math:mtable>
        </math:mfenced>
        <math:mo math:stretchy="false">×</math:mo>
        <math:mfenced math:open="[" math:close="]">
          <math:mtable>
            <math:mtr>
              <math:mtd>
                <math:mn>1</math:mn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1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n>1</math:mn>
              </math:mtd>
            </math:mtr>
          </math:mtable>
        </math:mfenced>
      </math:mrow>
      <math:mo math:stretchy="false">=</math:mo>
      <math:mfenced math:open="[" math:close="]">
        <math:mtable>
          <math:mtr>
            <math:mtd>
              <math:mi>a</math:mi>
            </math:mtd>
            <math:mtd>
              <math:mi>b</math:mi>
            </math:mtd>
            <math:mtd>
              <math:mi>c</math:mi>
            </math:mtd>
          </math:mtr>
          <math:mtr>
            <math:mtd>
              <math:mi>d</math:mi>
            </math:mtd>
            <math:mtd>
              <math:mi>e</math:mi>
            </math:mtd>
            <math:mtd>
              <math:mi>f</math:mi>
            </math:mtd>
          </math:mtr>
          <math:mtr>
            <math:mtd>
              <math:mi>g</math:mi>
            </math:mtd>
            <math:mtd>
              <math:mi>h</math:mi>
            </math:mtd>
            <math:mtd>
              <math:mi>i</math:mi>
            </math:mtd>
          </math:mtr>
        </math:mtable>
      </math:mfenced>
    </math:mrow>
    <math:annotation math:encoding="StarMath 5.0">left [ matrix{ a # b # c ## d # e # f ## g # h # i } right ] times
left [ matrix{ 1 # 0 # 0 ## 0 # 1 # 0 ## 0 # 0 # 1 } right ] =
left [ matrix{ a # b # c ## d # e # f ## g # h # i } right ] 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p>
            <math:mrow>
              <math:mo math:stretchy="false">(</math:mo>
              <math:mrow>
                <math:mi>x</math:mi>
                <math:mo math:stretchy="false">−</math:mo>
                <math:mi>h</math:mi>
              </math:mrow>
              <math:mo math:stretchy="false">)</math:mo>
            </math:mrow>
            <math:mn>2</math:mn>
          </math:msup>
          <math:msup>
            <math:mi>a</math:mi>
            <math:mn>2</math:mn>
          </math:msup>
        </math:mfrac>
        <math:mo math:stretchy="false">+</math:mo>
        <math:mfrac>
          <math:msup>
            <math:mrow>
              <math:mo math:stretchy="false">(</math:mo>
              <math:mrow>
                <math:mi>y</math:mi>
                <math:mo math:stretchy="false">−</math:mo>
                <math:mi>k</math:mi>
              </math:mrow>
              <math:mo math:stretchy="false">)</math:mo>
            </math:mrow>
            <math:mn>2</math:mn>
          </math:msup>
          <math:msup>
            <math:mi>b</math:mi>
            <math:mn>2</math:mn>
          </math:msup>
        </math:mfrac>
      </math:mrow>
      <math:mo math:stretchy="false">=</math:mo>
      <math:mn>1</math:mn>
    </math:mrow>
    <math:annotation math:encoding="StarMath 5.0">(x-h)^2 over a^2 + (y-k)^2 over b^2 = 1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p>
            <math:mrow>
              <math:mo math:stretchy="false">(</math:mo>
              <math:mrow>
                <math:mi>x</math:mi>
                <math:mo math:stretchy="false">−</math:mo>
                <math:mi>h</math:mi>
              </math:mrow>
              <math:mo math:stretchy="false">)</math:mo>
            </math:mrow>
            <math:mn>2</math:mn>
          </math:msup>
          <math:msup>
            <math:mi>a</math:mi>
            <math:mn>2</math:mn>
          </math:msup>
        </math:mfrac>
        <math:mo math:stretchy="false">−</math:mo>
        <math:mfrac>
          <math:msup>
            <math:mrow>
              <math:mo math:stretchy="false">(</math:mo>
              <math:mrow>
                <math:mi>y</math:mi>
                <math:mo math:stretchy="false">−</math:mo>
                <math:mi>k</math:mi>
              </math:mrow>
              <math:mo math:stretchy="false">)</math:mo>
            </math:mrow>
            <math:mn>2</math:mn>
          </math:msup>
          <math:msup>
            <math:mi>b</math:mi>
            <math:mn>2</math:mn>
          </math:msup>
        </math:mfrac>
      </math:mrow>
      <math:mo math:stretchy="false">=</math:mo>
      <math:mn>1</math:mn>
    </math:mrow>
    <math:annotation math:encoding="StarMath 5.0">(x-h)^2 over a^2 - (y-k)^2 over b^2 = 1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td>
          <math:mrow>
            <math:mn>9</math:mn>
            <math:mrow>
              <math:msup>
                <math:mi>x</math:mi>
                <math:mn>2</math:mn>
              </math:msup>
              <math:mo math:stretchy="false">−</math:mo>
              <math:mn>36</math:mn>
            </math:mrow>
            <math:mrow>
              <math:mrow>
                <math:mi>x</math:mi>
                <math:mo math:stretchy="false">+</math:mo>
                <math:msup>
                  <math:mn>16y</math:mn>
                  <math:mn>2</math:mn>
                </math:msup>
              </math:mrow>
              <math:mo math:stretchy="false">+</math:mo>
              <math:mn>96</math:mn>
            </math:mrow>
            <math:mrow>
              <math:mrow>
                <math:mi>y</math:mi>
                <math:mo math:stretchy="false">+</math:mo>
                <math:mn>36</math:mn>
              </math:mrow>
              <math:mo math:stretchy="false">=</math:mo>
              <math:mn>0</math:mn>
            </math:mrow>
          </math:mrow>
        </math:mtd>
        <math:mtd>
          <math:mstyle math:fontstyle="italic">
            <math:mrow>
              <math:mtext>Initial value</math:mtext>
            </math:mrow>
          </math:mstyle>
        </math:mtd>
      </math:mtr>
      <math:mtr>
        <math:mtd>
          <math:mrow>
            <math:mn>9</math:mn>
            <math:mrow>
              <math:mrow>
                <math:mo math:stretchy="false">(</math:mo>
                <math:mrow>
                  <math:mrow>
                    <math:msup>
                      <math:mi>x</math:mi>
                      <math:mn>2</math:mn>
                    </math:msup>
                    <math:mo math:stretchy="false">−</math:mo>
                    <math:mn>4</math:mn>
                  </math:mrow>
                  <math:mrow>
                    <math:mi>x</math:mi>
                    <math:mo math:stretchy="false">+</math:mo>
                    <math:mtext>__</math:mtext>
                  </math:mrow>
                </math:mrow>
                <math:mo math:stretchy="false">)</math:mo>
              </math:mrow>
              <math:mo math:stretchy="false">+</math:mo>
              <math:mn>16</math:mn>
            </math:mrow>
            <math:mrow>
              <math:mrow>
                <math:mrow>
                  <math:mo math:stretchy="false">(</math:mo>
                  <math:mrow>
                    <math:mrow>
                      <math:msup>
                        <math:mi>y</math:mi>
                        <math:mn>2</math:mn>
                      </math:msup>
                      <math:mo math:stretchy="false">+</math:mo>
                      <math:mn>6</math:mn>
                    </math:mrow>
                    <math:mrow>
                      <math:mi>y</math:mi>
                      <math:mo math:stretchy="false">+</math:mo>
                      <math:mtext>__</math:mtext>
                    </math:mrow>
                  </math:mrow>
                  <math:mo math:stretchy="false">)</math:mo>
                </math:mrow>
                <math:mo math:stretchy="false">+</math:mo>
                <math:mn>36</math:mn>
              </math:mrow>
              <math:mo math:stretchy="false">=</math:mo>
              <math:mn>0</math:mn>
            </math:mrow>
          </math:mrow>
        </math:mtd>
        <math:mtd>
          <math:mstyle math:fontstyle="italic">
            <math:mrow>
              <math:mtext>Placeholder for completing square</math:mtext>
            </math:mrow>
          </math:mstyle>
        </math:mtd>
      </math:mtr>
      <math:mtr>
        <math:mtd>
          <math:mrow>
            <math:mn>9</math:mn>
            <math:mrow>
              <math:mrow>
                <math:mo math:stretchy="false">(</math:mo>
                <math:mrow>
                  <math:mrow>
                    <math:msup>
                      <math:mi>x</math:mi>
                      <math:mn>2</math:mn>
                    </math:msup>
                    <math:mo math:stretchy="false">−</math:mo>
                    <math:mn>4</math:mn>
                  </math:mrow>
                  <math:mrow>
                    <math:mi>x</math:mi>
                    <math:mo math:stretchy="false">+</math:mo>
                    <math:mn>4</math:mn>
                  </math:mrow>
                </math:mrow>
                <math:mo math:stretchy="false">)</math:mo>
              </math:mrow>
              <math:mo math:stretchy="false">−</math:mo>
              <math:mn>9</math:mn>
            </math:mrow>
            <math:mrow>
              <math:mrow>
                <math:mo math:stretchy="false">(</math:mo>
                <math:mn>4</math:mn>
                <math:mo math:stretchy="false">)</math:mo>
              </math:mrow>
              <math:mo math:stretchy="false">+</math:mo>
              <math:mn>16</math:mn>
            </math:mrow>
            <math:mrow>
              <math:mrow>
                <math:mo math:stretchy="false">(</math:mo>
                <math:mrow>
                  <math:mrow>
                    <math:msup>
                      <math:mi>y</math:mi>
                      <math:mn>2</math:mn>
                    </math:msup>
                    <math:mo math:stretchy="false">+</math:mo>
                    <math:mn>6</math:mn>
                  </math:mrow>
                  <math:mrow>
                    <math:mi>y</math:mi>
                    <math:mo math:stretchy="false">+</math:mo>
                    <math:mn>9</math:mn>
                  </math:mrow>
                </math:mrow>
                <math:mo math:stretchy="false">)</math:mo>
              </math:mrow>
              <math:mo math:stretchy="false">−</math:mo>
              <math:mn>16</math:mn>
            </math:mrow>
            <math:mrow>
              <math:mrow>
                <math:mrow>
                  <math:mo math:stretchy="false">(</math:mo>
                  <math:mn>9</math:mn>
                  <math:mo math:stretchy="false">)</math:mo>
                </math:mrow>
                <math:mo math:stretchy="false">+</math:mo>
                <math:mn>36</math:mn>
              </math:mrow>
              <math:mo math:stretchy="false">=</math:mo>
              <math:mn>0</math:mn>
            </math:mrow>
          </math:mrow>
        </math:mtd>
        <math:mtd>
          <math:mstyle math:fontstyle="italic">
            <math:mrow>
              <math:mtext>Completed square</math:mtext>
            </math:mrow>
          </math:mstyle>
        </math:mtd>
      </math:mtr>
      <math:mtr>
        <math:mtd>
          <math:mrow>
            <math:mn>9</math:mn>
            <math:mrow>
              <math:msup>
                <math:mrow>
                  <math:mo math:stretchy="false">(</math:mo>
                  <math:mrow>
                    <math:mi>x</math:mi>
                    <math:mo math:stretchy="false">−</math:mo>
                    <math:mn>2</math:mn>
                  </math:mrow>
                  <math:mo math:stretchy="false">)</math:mo>
                </math:mrow>
                <math:mn>2</math:mn>
              </math:msup>
              <math:mo math:stretchy="false">−</math:mo>
              <math:mn>9</math:mn>
            </math:mrow>
            <math:mrow>
              <math:mrow>
                <math:mo math:stretchy="false">(</math:mo>
                <math:mn>4</math:mn>
                <math:mo math:stretchy="false">)</math:mo>
              </math:mrow>
              <math:mo math:stretchy="false">+</math:mo>
              <math:mn>16</math:mn>
            </math:mrow>
            <math:mrow>
              <math:msup>
                <math:mrow>
                  <math:mo math:stretchy="false">(</math:mo>
                  <math:mrow>
                    <math:mi>y</math:mi>
                    <math:mo math:stretchy="false">+</math:mo>
                    <math:mn>3</math:mn>
                  </math:mrow>
                  <math:mo math:stretchy="false">)</math:mo>
                </math:mrow>
                <math:mn>2</math:mn>
              </math:msup>
              <math:mo math:stretchy="false">−</math:mo>
              <math:mn>16</math:mn>
            </math:mrow>
            <math:mrow>
              <math:mrow>
                <math:mrow>
                  <math:mo math:stretchy="false">(</math:mo>
                  <math:mn>9</math:mn>
                  <math:mo math:stretchy="false">)</math:mo>
                </math:mrow>
                <math:mo math:stretchy="false">+</math:mo>
                <math:mn>36</math:mn>
              </math:mrow>
              <math:mo math:stretchy="false">=</math:mo>
              <math:mn>0</math:mn>
            </math:mrow>
          </math:mrow>
        </math:mtd>
        <math:mtd>
          <math:mstyle math:fontstyle="italic">
            <math:mrow>
              <math:mtext>Replaced with square</math:mtext>
            </math:mrow>
          </math:mstyle>
        </math:mtd>
      </math:mtr>
      <math:mtr>
        <math:mtd>
          <math:mrow>
            <math:mn>9</math:mn>
            <math:mrow>
              <math:msup>
                <math:mrow>
                  <math:mo math:stretchy="false">(</math:mo>
                  <math:mrow>
                    <math:mi>x</math:mi>
                    <math:mo math:stretchy="false">−</math:mo>
                    <math:mn>2</math:mn>
                  </math:mrow>
                  <math:mo math:stretchy="false">)</math:mo>
                </math:mrow>
                <math:mn>2</math:mn>
              </math:msup>
              <math:mo math:stretchy="false">+</math:mo>
              <math:mn>16</math:mn>
            </math:mrow>
            <math:mrow>
              <math:msup>
                <math:mrow>
                  <math:mo math:stretchy="false">(</math:mo>
                  <math:mrow>
                    <math:mi>y</math:mi>
                    <math:mo math:stretchy="false">+</math:mo>
                    <math:mn>3</math:mn>
                  </math:mrow>
                  <math:mo math:stretchy="false">)</math:mo>
                </math:mrow>
                <math:mn>2</math:mn>
              </math:msup>
              <math:mo math:stretchy="false">=</math:mo>
              <math:mn>144</math:mn>
            </math:mrow>
          </math:mrow>
        </math:mtd>
        <math:mtd>
          <math:mstyle math:fontstyle="italic">
            <math:mrow>
              <math:mtext>Simplified</math:mtext>
            </math:mrow>
          </math:mstyle>
        </math:mtd>
      </math:mtr>
      <math:mtr>
        <math:mtd>
          <math:mrow>
            <math:mrow>
              <math:mfrac>
                <math:msup>
                  <math:mrow>
                    <math:mo math:stretchy="false">(</math:mo>
                    <math:mrow>
                      <math:mi>x</math:mi>
                      <math:mo math:stretchy="false">−</math:mo>
                      <math:mn>2</math:mn>
                    </math:mrow>
                    <math:mo math:stretchy="false">)</math:mo>
                  </math:mrow>
                  <math:mn>2</math:mn>
                </math:msup>
                <math:mn>16</math:mn>
              </math:mfrac>
              <math:mo math:stretchy="false">+</math:mo>
              <math:mfrac>
                <math:msup>
                  <math:mrow>
                    <math:mo math:stretchy="false">(</math:mo>
                    <math:mrow>
                      <math:mi>y</math:mi>
                      <math:mo math:stretchy="false">+</math:mo>
                      <math:mn>3</math:mn>
                    </math:mrow>
                    <math:mo math:stretchy="false">)</math:mo>
                  </math:mrow>
                  <math:mn>2</math:mn>
                </math:msup>
                <math:mn>9</math:mn>
              </math:mfrac>
            </math:mrow>
            <math:mo math:stretchy="false">=</math:mo>
            <math:mn>1</math:mn>
          </math:mrow>
        </math:mtd>
        <math:mtd>
          <math:mstyle math:fontstyle="italic">
            <math:mrow>
              <math:mtext>Divide so '1' is on RHS</math:mtext>
            </math:mrow>
          </math:mstyle>
        </math:mtd>
      </math:mtr>
      <math:mtr>
        <math:mtd>
          <math:mrow>
            <math:mrow>
              <math:mfrac>
                <math:msup>
                  <math:mrow>
                    <math:mo math:stretchy="false">(</math:mo>
                    <math:mrow>
                      <math:mi>x</math:mi>
                      <math:mo math:stretchy="false">−</math:mo>
                      <math:mn>2</math:mn>
                    </math:mrow>
                    <math:mo math:stretchy="false">)</math:mo>
                  </math:mrow>
                  <math:mn>2</math:mn>
                </math:msup>
                <math:msup>
                  <math:mn>4</math:mn>
                  <math:mn>2</math:mn>
                </math:msup>
              </math:mfrac>
              <math:mo math:stretchy="false">+</math:mo>
              <math:mfrac>
                <math:msup>
                  <math:mrow>
                    <math:mo math:stretchy="false">(</math:mo>
                    <math:mrow>
                      <math:mi>y</math:mi>
                      <math:mo math:stretchy="false">+</math:mo>
                      <math:mn>3</math:mn>
                    </math:mrow>
                    <math:mo math:stretchy="false">)</math:mo>
                  </math:mrow>
                  <math:mn>2</math:mn>
                </math:msup>
                <math:msup>
                  <math:mn>3</math:mn>
                  <math:mn>2</math:mn>
                </math:msup>
              </math:mfrac>
            </math:mrow>
            <math:mo math:stretchy="false">=</math:mo>
            <math:mn>1</math:mn>
          </math:mrow>
        </math:mtd>
        <math:mtd>
          <math:mstyle math:fontstyle="italic">
            <math:mrow>
              <math:mtext>Ellipse, center (2,-3), horiz. major axis</math:mtext>
            </math:mrow>
          </math:mstyle>
        </math:mtd>
      </math:mtr>
    </math:mtable>
    <math:annotation math:encoding="StarMath 5.0">matrix{
9 x^2 - 36 x + 16y^2 + 96 y + 36 = 0 # italic "Initial value" ##
9 (x^2 - 4 x + "__" ) + 16 ( y^2 + 6 y + "__" ) + 36 = 0 # italic "Placeholder for completing square" ##
9 (x^2 - 4 x + 4 ) - 9(4) + 16 ( y^2 + 6 y + 9 ) - 16(9) + 36 = 0 # italic "Completed square" ##
9 (x-2)^2 - 9(4) + 16 (y+3)^2 - 16(9) + 36 = 0 # italic "Replaced with square" ##
9 (x-2)^2 + 16 (y+3)^2 = 144 # italic "Simplified" ##
{(x-2)^2} over 16 + {(y+3)^2} over 9 = 1 # italic "Divide so '1' is on RHS" ##
(x-2)^2 over {4^2} + (y+3)^2 over {3^2} = 1 # italic "Ellipse, center (2,-3), horiz. major axis"
}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S</math:mi>
              <math:mi>n</math:mi>
            </math:msub>
            <math:mo math:stretchy="false">=</math:mo>
            <math:mrow>
              <math:msub>
                <math:mi>a</math:mi>
                <math:mn>1</math:mn>
              </math:msub>
              <math:mo math:stretchy="false">+</math:mo>
              <math:msub>
                <math:mi>a</math:mi>
                <math:mn>1</math:mn>
              </math:msub>
            </math:mrow>
          </math:mrow>
          <math:mrow>
            <math:mi>r</math:mi>
            <math:mo math:stretchy="false">+</math:mo>
            <math:msub>
              <math:mi>a</math:mi>
              <math:mn>1</math:mn>
            </math:msub>
          </math:mrow>
          <math:mrow>
            <math:msup>
              <math:mi>r</math:mi>
              <math:mn>2</math:mn>
            </math:msup>
            <math:mo math:stretchy="false">+</math:mo>
            <math:msub>
              <math:mi>a</math:mi>
              <math:mn>1</math:mn>
            </math:msub>
          </math:mrow>
          <math:mrow>
            <math:mrow>
              <math:msup>
                <math:mi>r</math:mi>
                <math:mn>3</math:mn>
              </math:msup>
              <math:mo math:stretchy="false">+</math:mo>
              <math:mn>...</math:mn>
            </math:mrow>
            <math:mo math:stretchy="false">+</math:mo>
            <math:msub>
              <math:mi>a</math:mi>
              <math:mn>1</math:mn>
            </math:msub>
          </math:mrow>
          <math:mrow>
            <math:msup>
              <math:mi>r</math:mi>
              <math:mrow>
                <math:mi>n</math:mi>
                <math:mo math:stretchy="false">−</math:mo>
                <math:mn>2</math:mn>
              </math:mrow>
            </math:msup>
            <math:mo math:stretchy="false">+</math:mo>
            <math:msub>
              <math:mi>a</math:mi>
              <math:mn>1</math:mn>
            </math:msub>
          </math:mrow>
          <math:msup>
            <math:mi>r</math:mi>
            <math:mrow>
              <math:mi>n</math:mi>
              <math:mo math:stretchy="false">−</math:mo>
              <math:mn>1</math:mn>
            </math:mrow>
          </math:msup>
        </math:mrow>
      </math:mtr>
      <math:mtr>
        <math:mtext>Multiply equation by r:</math:mtext>
      </math:mtr>
      <math:mtr>
        <math:mrow>
          <math:mi>r</math:mi>
          <math:mrow>
            <math:msub>
              <math:mi>S</math:mi>
              <math:mi>n</math:mi>
            </math:msub>
            <math:mo math:stretchy="false">=</math:mo>
            <math:mi/>
          </math:mrow>
          <math:mi>r</math:mi>
          <math:mrow>
            <math:msub>
              <math:mi>a</math:mi>
              <math:mn>1</math:mn>
            </math:msub>
            <math:mo math:stretchy="false">+</math:mo>
            <math:msub>
              <math:mi>a</math:mi>
              <math:mn>1</math:mn>
            </math:msub>
          </math:mrow>
          <math:mrow>
            <math:msup>
              <math:mi>r</math:mi>
              <math:mn>2</math:mn>
            </math:msup>
            <math:mo math:stretchy="false">+</math:mo>
            <math:msub>
              <math:mi>a</math:mi>
              <math:mn>1</math:mn>
            </math:msub>
          </math:mrow>
          <math:mrow>
            <math:msup>
              <math:mi>r</math:mi>
              <math:mn>3</math:mn>
            </math:msup>
            <math:mo math:stretchy="false">+</math:mo>
            <math:msub>
              <math:mi>a</math:mi>
              <math:mn>1</math:mn>
            </math:msub>
          </math:mrow>
          <math:mrow>
            <math:mrow>
              <math:msup>
                <math:mi>r</math:mi>
                <math:mn>4</math:mn>
              </math:msup>
              <math:mo math:stretchy="false">+</math:mo>
              <math:mn>...</math:mn>
            </math:mrow>
            <math:mo math:stretchy="false">+</math:mo>
            <math:msub>
              <math:mi>a</math:mi>
              <math:mn>1</math:mn>
            </math:msub>
          </math:mrow>
          <math:mrow>
            <math:msup>
              <math:mi>r</math:mi>
              <math:mrow>
                <math:mi>n</math:mi>
                <math:mo math:stretchy="false">−</math:mo>
                <math:mn>1</math:mn>
              </math:mrow>
            </math:msup>
            <math:mo math:stretchy="false">+</math:mo>
            <math:msub>
              <math:mi>a</math:mi>
              <math:mn>1</math:mn>
            </math:msub>
          </math:mrow>
          <math:msup>
            <math:mi>r</math:mi>
            <math:mi>n</math:mi>
          </math:msup>
        </math:mrow>
      </math:mtr>
      <math:mtr>
        <math:mtext>Find first - second:</math:mtext>
      </math:mtr>
      <math:mtr>
        <math:mrow>
          <math:mrow>
            <math:msub>
              <math:mi>S</math:mi>
              <math:mi>n</math:mi>
            </math:msub>
            <math:mo math:stretchy="false">−</math:mo>
            <math:mi>r</math:mi>
          </math:mrow>
          <math:mrow>
            <math:msub>
              <math:mi>S</math:mi>
              <math:mi>n</math:mi>
            </math:msub>
            <math:mo math:stretchy="false">=</math:mo>
            <math:mrow>
              <math:msub>
                <math:mi>a</math:mi>
                <math:mn>1</math:mn>
              </math:msub>
              <math:mo math:stretchy="false">−</math:mo>
              <math:msub>
                <math:mi>a</math:mi>
                <math:mn>1</math:mn>
              </math:msub>
            </math:mrow>
          </math:mrow>
          <math:msup>
            <math:mi>r</math:mi>
            <math:mi>n</math:mi>
          </math:msup>
        </math:mrow>
      </math:mtr>
      <math:mtr>
        <math:mrow>
          <math:mrow>
            <math:mo math:stretchy="false">(</math:mo>
            <math:mrow>
              <math:mn>1</math:mn>
              <math:mo math:stretchy="false">−</math:mo>
              <math:mi>r</math:mi>
            </math:mrow>
            <math:mo math:stretchy="false">)</math:mo>
          </math:mrow>
          <math:mrow>
            <math:msub>
              <math:mi>S</math:mi>
              <math:mi>n</math:mi>
            </math:msub>
            <math:mo math:stretchy="false">=</math:mo>
            <math:msub>
              <math:mi>a</math:mi>
              <math:mn>1</math:mn>
            </math:msub>
          </math:mrow>
          <math:mrow>
            <math:mo math:stretchy="false">(</math:mo>
            <math:mrow>
              <math:mn>1</math:mn>
              <math:mo math:stretchy="false">−</math:mo>
              <math:msup>
                <math:mi>r</math:mi>
                <math:mi>n</math:mi>
              </math:msup>
            </math:mrow>
            <math:mo math:stretchy="false">)</math:mo>
          </math:mrow>
        </math:mrow>
      </math:mtr>
      <math:mtr>
        <math:mrow>
          <math:msub>
            <math:mi>S</math:mi>
            <math:mi>n</math:mi>
          </math:msub>
          <math:mo math:stretchy="false">=</math:mo>
          <math:mfrac>
            <math:mrow>
              <math:msub>
                <math:mi>a</math:mi>
                <math:mn>1</math:mn>
              </math:msub>
              <math:mrow>
                <math:mo math:stretchy="false">(</math:mo>
                <math:mrow>
                  <math:mn>1</math:mn>
                  <math:mo math:stretchy="false">−</math:mo>
                  <math:msup>
                    <math:mi>r</math:mi>
                    <math:mi>n</math:mi>
                  </math:msup>
                </math:mrow>
                <math:mo math:stretchy="false">)</math:mo>
              </math:mrow>
            </math:mrow>
            <math:mrow>
              <math:mn>1</math:mn>
              <math:mo math:stretchy="false">−</math:mo>
              <math:mi>r</math:mi>
            </math:mrow>
          </math:mfrac>
        </math:mrow>
      </math:mtr>
    </math:mtable>
    <math:annotation math:encoding="StarMath 5.0">S_n = a_1 + a_1 r + a_1 r^2 + a_1 r^3 + ... + a_1 r^{n-2} + a_1 r^{n-1} newline
"Multiply equation by r:" newline
r S_n = ~~~~~ r a_1 + a_1 r^2 + a_1 r^3 + a_1 r^4 + ... + a_1 r^{n-1} + a_1 r^n newline
"Find first - second:" newline
S_n - r S_n = a_1 - a_1 r^n newline
(1 - r) S_n = a_1 (1 - r^n) newline
S_n = {a_1 (1 - r^n)} over {1 - r}

</math:annotation>
  </math:semantics>
</math:math>
</file>